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cm" svg:stroke-color="#579d1c" draw:marker-start-width="0.46cm" draw:marker-end-width="0.46cm" draw:fill-color="#c3efa7" draw:opacity="50%" draw:textarea-horizontal-align="justify" draw:textarea-vertical-align="middle" draw:auto-grow-height="false" fo:min-height="1.575cm" fo:min-width="4.246cm" fo:padding-top="0.165cm" fo:padding-bottom="0.165cm" fo:padding-left="0.29cm" fo:padding-right="0.29cm" draw:shadow-opacity="50%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826cm" svg:height="1.905cm" svg:x="8.366cm" svg:y="11.18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27cm" svg:height="0.954cm" svg:x="10.398cm" svg:y="10.353cm">
            <draw:text-box>
              <text:p text:style-name="P2"><text:span text:style-name="T1">L</text:span></text:p>
            </draw:text-box>
          </draw:frame>
          <draw:frame draw:style-name="gr2" draw:text-style-name="P2" draw:layer="layout" svg:width="1.27cm" svg:height="0.954cm" svg:x="7.74cm" svg:y="11.695cm">
            <draw:text-box>
              <text:p text:style-name="P2"><text:span text:style-name="T1">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6:22.596862095</meta:creation-date>
    <dc:date>2018-06-28T11:48:49.298245293</dc:date>
    <meta:editing-duration>PT7M24S</meta:editing-duration>
    <meta:editing-cycles>4</meta:editing-cycles>
    <meta:generator>LibreOffice/4.3.3.2$Linux_X86_64 LibreOffice_project/430m0$Build-2</meta:generator>
    <dc:creator>BN </dc:creator>
    <meta:document-statistic meta:object-count="4"/>
  </office:meta>
</office:document-meta>
</file>